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1.5638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totalt</text:p>
          </table:table-cell>
          <table:table-cell table:number-columns-repeated="8"/>
        </table:table-row>
        <table:table-row table:style-name="ro1">
          <table:table-cell office:value-type="string">
            <text:p>Sjanse kort</text:p>
          </table:table-cell>
          <table:table-cell office:value-type="float" office:value="16">
            <text:p>16</text:p>
          </table:table-cell>
          <table:table-cell office:value-type="string">
            <text:p>slemdal</text:p>
          </table:table-cell>
          <table:table-cell office:value-type="string">
            <text:p>nedre slotsgate</text:p>
          </table:table-cell>
          <table:table-cell office:value-type="string">
            <text:p>gå tilbake til park veien</text:p>
          </table:table-cell>
          <table:table-cell office:value-type="string">
            <text:p>oslo s</text:p>
          </table:table-cell>
          <table:table-cell office:value-type="string">
            <text:p>fengsel</text:p>
          </table:table-cell>
          <table:table-cell office:value-type="string">
            <text:p>tre tilbake</text:p>
          </table:table-cell>
          <table:table-cell office:value-type="string">
            <text:p>til start</text:p>
          </table:table-cell>
          <table:table-cell office:value-type="string">
            <text:p>rådhusplassen</text:p>
          </table:table-cell>
        </table:table-row>
        <table:table-row table:style-name="ro1">
          <table:table-cell office:value-type="string">
            <text:p>prøvlykken</text:p>
          </table:table-cell>
          <table:table-cell office:value-type="float" office:value="16">
            <text:p>16</text:p>
          </table:table-cell>
          <table:table-cell office:value-type="string">
            <text:p>rykk frem til start</text:p>
          </table:table-cell>
          <table:table-cell office:value-type="string">
            <text:p>gå like I fengse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-3">
            <text:p>-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Sjanse kort</text:p>
          </table:table-cell>
          <table:table-cell office:value-type="string">
            <text:p>prøvlykken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8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9/15/2015</text:date>, <text:time>22:27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9:25:44.02</meta:creation-date>
    <dc:date>2015-09-15T22:27:02.50</dc:date>
    <meta:editing-duration>PT1H44M35S</meta:editing-duration>
    <meta:editing-cycles>1</meta:editing-cycles>
    <meta:document-statistic meta:table-count="3" meta:cell-count="31" meta:object-count="0"/>
    <meta:generator>OpenOffice.org/3.4.1$Win32 OpenOffice.org_project/341m1$Build-9593</meta:generator>
  </office:meta>
</office:document-meta>
</file>